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TraceCleanerTest.stackTraceElementWith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eCleanerTest.assertRejectedInStackTrac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ckTraceCleanerTest.assertAcceptedInStackTrac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ckTraceCleanerTest.allow_or_disallow_mockito_mockito_objects_in_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